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05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9-08" calcext:value-type="date">
            <text:p>09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17-10-08" calcext:value-type="date">
            <text:p>10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date" office:date-value="2017-12-08" calcext:value-type="date">
            <text:p>12/08/17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2:54:13.843585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15T22:54:31.490378781</dc:date>
    <meta:editing-duration>PT15H53M44S</meta:editing-duration>
    <meta:editing-cycles>328</meta:editing-cycles>
    <meta:generator>LibreOffice/5.1.6.2$Linux_X86_64 LibreOffice_project/10m0$Build-2</meta:generator>
    <meta:document-statistic meta:table-count="6" meta:cell-count="1002" meta:object-count="0"/>
  </office:meta>
</office:document-meta>
</file>